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6.6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  <style:text-properties fo:font-size="8pt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5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c :</text:p>
          </table:table-cell>
          <table:table-cell table:style-name="Table1.B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soft-page-break/><text:text-input text:description="&lt;if test=&quot;o.receiver_partner is True&quot;&gt;">&lt;if test="o.receiver_partner is True"&gt;</text:text-input></text:p>
      <text:p text:style-name="P5">Je fais suite à votre consultation de ce jour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5"><text:text-input text:description="&lt;/if&gt;">&lt;/if&gt;</text:text-input></text:p>
      <text:p text:style-name="P5"/>
      <text:p text:style-name="P5"><text:text-input text:description="&lt;o.meeting_id.chief_complaint&gt;">&lt;o.meeting_id.chief_complaint&gt;</text:text-input></text:p>
      <text:p text:style-name="P5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/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text-input text:description="&lt;/if&gt;">&lt;/if&gt;</text:text-input></text:p>
      <text:p text:style-name="P2"><text:text-input text:description="&lt;/for&gt;">endfor</text:text-input></text:p>
      <text:p text:style-name="P2"/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/>
      <text:p text:style-name="P2"><text:text-input text:description="&lt;for each=&quot;line in o.meeting_id.tono_ids&quot;&gt;">&lt;for each="line in o.meeting_id.tono_ids"&gt;</text:text-input></text:p>
      <text:p text:style-name="P2">TO : <text:text-input text:description="&lt;line.iop_od&gt;">&lt;line.iop_od&gt;</text:text-input></text:p>
      <text:p text:style-name="P2">TO 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4"><text:span text:style-name="T1">Comme </text:span><text:span text:style-name="T1"><text:text-input text:description="&lt;if test=&quot;o.honorific is True&quot;&gt;">&lt;if test="o.honorific is True"&gt;</text:text-input></text:span><text:span text:style-name="T1">vous le verrez</text:span><text:span text:style-name="T1"><text:text-input text:description="&lt;/if&gt;">&lt;/if&gt;</text:text-input></text:span><text:span text:style-name="T1"><text:text-input text:description="&lt;if test=&quot;o.honorific is False&quot;&gt;">&lt;if test="o.honorific is False"&gt;</text:text-input></text:span><text:span text:style-name="T1">tu le verras </text:span><text:span text:style-name="T1"><text:text-input text:description="&lt;/if&gt;">&lt;/if&gt;</text:text-input></text:span><text:span text:style-name="T1"> sur les clichés, </text:span><text:span text:style-name="T1"><text:text-input text:description="&lt;if test=&quot;o.receiver_partner is False&quot;&gt;">&lt;if test="o.receiver_partner is False"&gt;</text:text-input></text:span><text:span text:style-name="T1"><text:text-input text:description="&lt;if test=&quot;o.partner_id.gender =='M'&quot;&gt;">&lt;if test="o.partner_id.gender =='M'"&gt;</text:text-input></text:span><text:span text:style-name="T1">il présente :</text:span><text:span text:style-name="T1"><text:text-input text:description="&lt;/if&gt;">&lt;/if&gt;</text:text-input></text:span><text:span text:style-name="T1"><text:text-input text:description="&lt;if test=&quot;o.partner_id.gender =='F'&quot;&gt;">&lt;if test="o.partner_id.gender =='F'"&gt;</text:text-input></text:span><text:span text:style-name="T1">elle présente :</text:span><text:span text:style-name="T1"><text:text-input text:description="&lt;/if&gt;">&lt;/if&gt;</text:text-input></text:span><text:span text:style-name="T1"><text:text-input text:description="&lt;/if&gt;">&lt;/if&gt;</text:text-input></text:span><text:span text:style-name="T1"><text:text-input text:description="&lt;if test=&quot;o.receiver_partner is True&quot;&gt;">&lt;if test="o.receiver_partner is True"&gt;</text:text-input></text:span><text:span text:style-name="T1">vous présentez :</text:span><text:span text:style-name="T1"><text:text-input text:description="&lt;/if&gt;">&lt;/if&gt;</text:text-input></text:span></text:p>
      <text:p text:style-name="P4">OD :</text:p>
      <text:p text:style-name="P2"><text:text-input text:description="&lt;if test=&quot;o.color_or&quot;&gt;">&lt;if test="o.color_or"&gt;</text:text-input>Clichés couleurs : <text:text-input text:description="&lt;o.color_or&gt;">&lt;o.color_or&gt;</text:text-input><text:text-input text:description="&lt;/if&gt;">&lt;/if&gt;</text:text-input></text:p>
      <text:p text:style-name="P2"><text:text-input text:description="&lt;if test=&quot;o.fa_or&quot;&gt;">&lt;if test="o.fa_or"&gt;</text:text-input>Clichés angiographiques : <text:text-input text:description="&lt;o.fa_or&gt;">&lt;o.fa_or&gt;</text:text-input><text:text-input text:description="&lt;/if&gt;">&lt;/if&gt;</text:text-input></text:p>
      <text:p text:style-name="P4">OG :</text:p>
      <text:p text:style-name="P2"><text:text-input text:description="&lt;if test=&quot;o.color_os&quot;&gt;">&lt;if test="o.color_os"&gt;</text:text-input>Clichés couleurs : <text:text-input text:description="&lt;o.color_os&gt;">&lt;o.color_os&gt;</text:text-input><text:text-input text:description="&lt;/if&gt;">&lt;/if&gt;</text:text-input></text:p>
      <text:p text:style-name="Standard"><text:span text:style-name="T1"><text:text-input text:description="&lt;if test=&quot;o.fa_os&quot;&gt;">&lt;if test="o.fa_os"&gt;</text:text-input></text:span><text:span text:style-name="T1">Clichés angiographiques : </text:span><text:span text:style-name="T1"><text:text-input text:description="&lt;o.fa_os&gt;">&lt;o.fa_os&gt;</text:text-input></text:span><text:span text:style-name="T1"><text:text-input text:description="&lt;/if&gt;">&lt;/if&gt;</text:text-input></text:span></text:p>
      <text:p text:style-name="P4">Conclusion :</text:p>
      <text:p text:style-name="P2"><text:text-input text:description="&lt;if test=&quot;o.cc_or&quot;&gt;">&lt;if test="o.cc_or"&gt;</text:text-input><text:span text:style-name="T2">OD : </text:span><text:text-input text:description="&lt;o.cc_or&gt;">&lt;o.cc_or&gt;</text:text-input><text:text-input text:description="&lt;/if&gt;">&lt;/if&gt;</text:text-input></text:p>
      <text:p text:style-name="P2"><text:text-input text:description="&lt;if test=&quot;o.cc_os&quot;&gt;">&lt;if test="o.cc_os"&gt;</text:text-input><text:span text:style-name="T2">OG :</text:span> <text:text-input text:description="&lt;o.cc_os&gt;">&lt;o.cc_os&gt;</text:text-input><text:text-input text:description="&lt;/if&gt;">&lt;/if&gt;</text:text-input></text:p>
      <text:p text:style-name="P2"/>
      <text:p text:style-name="P2"><text:text-input text:description="&lt;if test=&quot;o.receiver_partner is True&quot;&gt;">&lt;if test="o.receiver_partner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soft-page-break/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4-04T23:07:07</dc:date>
    <meta:editing-duration>P1DT18H55M46S</meta:editing-duration>
    <meta:editing-cycles>206</meta:editing-cycles>
    <dc:creator>Laurent FRANCOIS</dc:creator>
    <meta:document-statistic meta:table-count="2" meta:image-count="0" meta:object-count="0" meta:page-count="3" meta:paragraph-count="86" meta:word-count="336" meta:character-count="3417" meta:non-whitespace-character-count="3163"/>
  </office:meta>
</office:document-meta>
</file>